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 fo:font-size="10.5pt" fo:letter-spacing="normal" fo:font-style="normal" fo:font-weight="normal" style:font-style-asian="normal" style:font-style-complex="normal"/>
    </style:style>
    <style:style style:name="P2"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 fo:font-size="10.5pt" fo:letter-spacing="normal" fo:font-style="normal" fo:font-weight="normal" style:font-size-asian="14pt" style:font-style-asian="normal" style:font-weight-asian="bold" style:font-size-complex="14pt" style:font-style-complex="normal" style:font-weight-complex="bold"/>
    </style:style>
    <style:style style:name="P3"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 fo:font-size="10.5pt" fo:letter-spacing="normal" fo:font-style="normal" fo:font-weight="normal" style:font-size-asian="14pt" style:font-style-asian="normal" style:font-weight-asian="normal" style:font-size-complex="14pt" style:font-style-complex="normal" style:font-weight-complex="normal"/>
    </style:style>
    <style:style style:name="P4"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 fo:font-size="10.5pt" fo:letter-spacing="normal" fo:font-style="normal" fo:font-weight="normal" style:font-size-asian="10.5pt" style:font-style-asian="normal" style:font-size-complex="10.5pt" style:font-style-complex="normal"/>
    </style:style>
    <style:style style:name="P5"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 fo:font-size="10.5pt" fo:letter-spacing="normal" fo:font-style="normal" fo:font-weight="bold" style:font-size-asian="10.5pt" style:font-style-asian="normal" style:font-weight-asian="bold" style:font-size-complex="10.5pt" style:font-style-complex="normal" style:font-weight-complex="bold"/>
    </style:style>
    <style:style style:name="P6"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 fo:font-size="10.5pt" fo:letter-spacing="normal" fo:font-style="normal" fo:font-weight="bold" style:font-style-asian="normal" style:font-weight-asian="bold" style:font-style-complex="normal" style:font-weight-complex="bold"/>
    </style:style>
    <style:style style:name="P7"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Text_20_body">
      <style:paragraph-properties fo:margin-top="0cm" fo:margin-bottom="0cm" style:contextual-spacing="false" fo:line-height="100%" fo:text-align="justify" style:justify-single-word="false"/>
    </style:style>
    <style:style style:name="P9" style:family="paragraph" style:parent-style-name="Text_20_body">
      <style:paragraph-properties fo:margin-top="0cm" fo:margin-bottom="0cm" style:contextual-spacing="false" fo:line-height="100%" fo:text-align="justify" style:justify-single-word="false"/>
      <style:text-properties officeooo:paragraph-rsid="001b2120"/>
    </style:style>
    <style:style style:name="P10" style:family="paragraph" style:parent-style-name="Standard">
      <style:paragraph-properties fo:margin-top="0cm" fo:margin-bottom="0cm" style:contextual-spacing="false" fo:text-align="justify" style:justify-single-word="false"/>
      <style:text-properties style:font-name="Segoe UI" fo:font-size="11pt" fo:font-weight="normal" style:font-size-asian="11pt" style:font-weight-asian="normal" style:font-size-complex="11pt" style:font-weight-complex="normal"/>
    </style:style>
    <style:style style:name="P11" style:family="paragraph" style:parent-style-name="Standard">
      <style:paragraph-properties fo:margin-top="0cm" fo:margin-bottom="0cm" style:contextual-spacing="false" fo:text-align="justify" style:justify-single-word="false"/>
    </style:style>
    <style:style style:name="P12" style:family="paragraph" style:parent-style-name="Standard">
      <style:paragraph-properties fo:margin-top="0cm" fo:margin-bottom="0cm" style:contextual-spacing="false" fo:line-height="100%" fo:text-align="justify" style:justify-single-word="false"/>
      <style:text-properties fo:font-variant="normal" fo:text-transform="none" fo:color="#333333" style:font-name="Segoe UI"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text-align="justify" style:justify-single-word="false"/>
      <style:text-properties style:font-name="Segoe UI" fo:font-size="20pt" style:font-size-asian="20pt" style:font-size-complex="20pt"/>
    </style:style>
    <style:style style:name="P14" style:family="paragraph" style:parent-style-name="Standard">
      <style:paragraph-properties fo:text-align="justify" style:justify-single-word="false"/>
      <style:text-properties style:font-name="Segoe UI" fo:font-size="11pt" style:font-size-asian="11pt" style:font-size-complex="11pt"/>
    </style:style>
    <style:style style:name="P15" style:family="paragraph" style:parent-style-name="Standard">
      <style:paragraph-properties fo:line-height="100%"/>
      <style:text-properties style:font-name="Segoe UI" fo:font-size="11pt" style:font-size-asian="11pt" style:font-size-complex="11pt"/>
    </style:style>
    <style:style style:name="P16" style:family="paragraph" style:parent-style-name="Standard">
      <style:paragraph-properties fo:text-align="justify" style:justify-single-word="false"/>
      <style:text-properties style:font-name="Segoe UI" fo:font-size="11pt" fo:font-weight="normal" style:font-size-asian="11pt" style:font-weight-asian="normal" style:font-size-complex="11pt" style:font-weight-complex="normal"/>
    </style:style>
    <style:style style:name="P17" style:family="paragraph" style:parent-style-name="Standard">
      <style:paragraph-properties fo:text-align="justify" style:justify-single-word="false"/>
      <style:text-properties style:font-name="Segoe UI" fo:font-size="14pt" fo:font-weight="bold" style:font-size-asian="14pt" style:font-weight-asian="bold" style:font-size-complex="14pt" style:font-weight-complex="bold"/>
    </style:style>
    <style:style style:name="P18" style:family="paragraph" style:parent-style-name="Standard">
      <style:paragraph-properties fo:text-align="justify" style:justify-single-word="false"/>
      <style:text-properties style:font-name="Segoe UI" fo:font-size="10.5pt" fo:font-weight="normal" style:font-size-asian="10.5pt" style:font-weight-asian="normal" style:font-size-complex="10.5pt" style:font-weight-complex="normal"/>
    </style:style>
    <style:style style:name="P19" style:family="paragraph" style:parent-style-name="Text_20_body">
      <style:paragraph-properties fo:margin-top="0cm" fo:margin-bottom="0cm" style:contextual-spacing="false" fo:line-height="100%"/>
      <style:text-properties fo:font-variant="normal" fo:text-transform="none" fo:color="#333333" style:font-name="Segoe UI" fo:font-size="10.5pt" fo:letter-spacing="normal" fo:font-style="normal" fo:font-weight="normal"/>
    </style:style>
    <style:style style:name="P20" style:family="paragraph" style:parent-style-name="Text_20_body" style:list-style-name="L1">
      <style:paragraph-properties fo:margin-top="0cm" fo:margin-bottom="0cm" style:contextual-spacing="false" fo:line-height="100%"/>
      <style:text-properties fo:font-variant="normal" fo:text-transform="none" fo:color="#333333" style:font-name="Segoe UI" fo:font-size="10.5pt" fo:letter-spacing="normal" fo:font-style="normal" fo:font-weight="normal"/>
    </style:style>
    <style:style style:name="P21" style:family="paragraph" style:parent-style-name="Text_20_body" style:list-style-name="L1">
      <style:paragraph-properties fo:margin-top="0cm" fo:margin-bottom="0cm" style:contextual-spacing="false" fo:line-height="100%"/>
      <style:text-properties fo:font-variant="normal" fo:text-transform="none" fo:color="#333333" style:font-name="Segoe UI" fo:font-size="10.5pt" fo:letter-spacing="normal" fo:font-style="normal" fo:font-weight="normal" officeooo:paragraph-rsid="001c6efe"/>
    </style:style>
    <style:style style:name="P22" style:family="paragraph" style:parent-style-name="Text_20_body" style:list-style-name="L1">
      <style:paragraph-properties fo:margin-top="0cm" fo:margin-bottom="0cm" style:contextual-spacing="false" fo:line-height="100%"/>
      <style:text-properties fo:font-variant="normal" fo:text-transform="none" fo:color="#333333" style:font-name="Segoe UI" fo:font-size="10.5pt" fo:letter-spacing="normal" fo:font-style="normal" fo:font-weight="normal" officeooo:paragraph-rsid="001c6efe" style:font-weight-asian="normal" style:font-weight-complex="normal"/>
    </style:style>
    <style:style style:name="P23" style:family="paragraph" style:parent-style-name="Text_20_body" style:list-style-name="L1">
      <style:paragraph-properties fo:margin-top="0cm" fo:margin-bottom="0cm" style:contextual-spacing="false" fo:line-height="100%"/>
      <style:text-properties fo:font-variant="normal" fo:text-transform="none" fo:color="#333333" style:font-name="Segoe UI" fo:font-size="10.5pt" fo:letter-spacing="normal" fo:font-style="normal" fo:font-weight="normal" officeooo:paragraph-rsid="002027d3" style:font-weight-asian="normal" style:font-weight-complex="normal"/>
    </style:style>
    <style:style style:name="P24" style:family="paragraph" style:parent-style-name="Text_20_body" style:list-style-name="L1">
      <style:paragraph-properties fo:margin-top="0cm" fo:margin-bottom="0cm" style:contextual-spacing="false" fo:line-height="100%"/>
      <style:text-properties fo:font-variant="normal" fo:text-transform="none" fo:color="#333333" style:font-name="Segoe UI" fo:font-size="10.5pt" fo:letter-spacing="normal" fo:font-style="normal" fo:font-weight="normal" officeooo:paragraph-rsid="0021db20" style:font-weight-asian="normal" style:font-weight-complex="normal"/>
    </style:style>
    <style:style style:name="P25" style:family="paragraph" style:parent-style-name="Text_20_body">
      <style:paragraph-properties fo:margin-top="0cm" fo:margin-bottom="0cm" style:contextual-spacing="false" fo:line-height="100%"/>
      <style:text-properties fo:font-variant="normal" fo:text-transform="none" fo:color="#333333" style:font-name="Segoe UI" fo:font-size="10.5pt" fo:letter-spacing="normal" fo:font-style="normal" fo:font-weight="bold" officeooo:paragraph-rsid="001c6efe"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variant="normal" fo:text-transform="none" fo:color="#428bca" style:text-line-through-style="none" fo:font-size="10.5pt" fo:letter-spacing="normal" fo:font-style="normal" style:text-underline-style="none" fo:font-weight="bold" style:text-blinking="false"/>
    </style:style>
    <style:style style:name="T4" style:family="text">
      <style:text-properties fo:font-variant="normal" fo:text-transform="none" fo:color="#333333" fo:font-size="10.5pt" fo:letter-spacing="normal"/>
    </style:style>
    <style:style style:name="T5" style:family="text">
      <style:text-properties fo:font-variant="normal" fo:text-transform="none" fo:color="#333333" style:font-name="Segoe UI" fo:font-size="10.5pt" fo:letter-spacing="normal" fo:font-style="normal" fo:font-weight="normal" style:font-size-asian="11pt" style:font-style-asian="normal" style:font-weight-asian="normal" style:font-size-complex="11pt" style:font-style-complex="normal" style:font-weight-complex="normal"/>
    </style:style>
    <style:style style:name="T6" style:family="text">
      <style:text-properties fo:font-variant="normal" fo:text-transform="none" fo:color="#333333" style:font-name="Segoe UI" fo:font-size="10.5pt" fo:letter-spacing="normal" fo:font-style="normal" fo:font-weight="normal" style:font-style-asian="normal" style:font-style-complex="normal"/>
    </style:style>
    <style:style style:name="T7" style:family="text">
      <style:text-properties fo:font-variant="normal" fo:text-transform="none" fo:color="#333333" style:font-name="Segoe UI" fo:font-size="10.5pt" fo:letter-spacing="normal" fo:font-style="normal" fo:font-weight="normal" style:font-size-asian="10.5pt" style:font-style-asian="normal" style:font-weight-asian="normal" style:font-size-complex="10.5pt" style:font-style-complex="normal" style:font-weight-complex="normal"/>
    </style:style>
    <style:style style:name="T8" style:family="text">
      <style:text-properties fo:font-variant="normal" fo:text-transform="none" fo:color="#333333" style:font-name="Segoe UI" fo:font-size="10.5pt" fo:letter-spacing="normal" fo:font-style="normal" fo:font-weight="normal" style:font-size-asian="10.5pt" style:font-style-asian="normal" style:font-size-complex="10.5pt" style:font-style-complex="normal"/>
    </style:style>
    <style:style style:name="T9" style:family="text">
      <style:text-properties fo:font-variant="normal" fo:text-transform="none" fo:color="#333333" style:font-name="Segoe UI" fo:font-size="10.5pt" fo:letter-spacing="normal" fo:font-style="normal" fo:font-weight="normal" officeooo:rsid="001b2120" style:font-size-asian="10.5pt" style:font-style-asian="normal" style:font-size-complex="10.5pt" style:font-style-complex="normal"/>
    </style:style>
    <style:style style:name="T10" style:family="text">
      <style:text-properties fo:font-variant="normal" fo:text-transform="none" fo:color="#333333" style:font-name="Segoe UI" fo:font-size="10.5pt" fo:letter-spacing="normal" fo:font-style="normal" fo:font-weight="bold" style:font-size-asian="10.5pt" style:font-style-asian="normal" style:font-weight-asian="bold" style:font-size-complex="10.5pt" style:font-style-complex="normal" style:font-weight-complex="bold"/>
    </style:style>
    <style:style style:name="T11" style:family="text">
      <style:text-properties fo:font-variant="normal" fo:text-transform="none" fo:color="#333333" style:font-name="Segoe UI" fo:font-size="10.5pt" fo:letter-spacing="normal" fo:font-style="normal" fo:font-weight="bold" officeooo:rsid="001b2120" style:font-size-asian="10.5pt" style:font-style-asian="normal" style:font-weight-asian="bold" style:font-size-complex="10.5pt" style:font-style-complex="normal" style:font-weight-complex="bold"/>
    </style:style>
    <style:style style:name="T12" style:family="text">
      <style:text-properties fo:font-variant="normal" fo:text-transform="none" fo:color="#333333" style:font-name="Segoe UI" fo:font-size="10.5pt" fo:letter-spacing="normal" fo:font-style="normal" style:font-size-asian="10.5pt" style:font-style-asian="normal" style:font-size-complex="10.5pt" style:font-style-complex="normal"/>
    </style:style>
    <style:style style:name="T13" style:family="text">
      <style:text-properties fo:color="#428bca" style:text-line-through-style="none" style:text-underline-style="none" style:text-blinking="false"/>
    </style:style>
    <style:style style:name="T14" style:family="text">
      <style:text-properties fo:font-style="italic" style:font-style-asian="italic" style:font-style-complex="italic"/>
    </style:style>
    <style:style style:name="T15" style:family="text">
      <style:text-properties style:font-name="Segoe UI" fo:font-size="10.5pt" style:font-size-asian="10.5pt" style:font-size-complex="10.5pt"/>
    </style:style>
    <style:style style:name="T16" style:family="text">
      <style:text-properties style:font-name="Segoe UI" fo:font-size="10.5pt" officeooo:rsid="00199745" style:font-size-asian="10.5pt" style:font-size-complex="10.5pt"/>
    </style:style>
    <style:style style:name="T17" style:family="text">
      <style:text-properties style:font-name="Segoe UI" fo:font-size="10.5pt" fo:font-weight="normal" style:font-size-asian="10.5pt" style:font-weight-asian="normal" style:font-size-complex="10.5pt" style:font-weight-complex="normal"/>
    </style:style>
    <style:style style:name="T18" style:family="text">
      <style:text-properties style:font-name="Segoe UI" fo:font-size="10.5pt" fo:font-weight="bold" officeooo:rsid="00199745" style:font-size-asian="10.5pt" style:font-weight-asian="bold" style:font-size-complex="10.5pt" style:font-weight-complex="bold"/>
    </style:style>
    <style:style style:name="T19" style:family="text">
      <style:text-properties fo:color="#000080" style:font-name="Segoe UI" fo:font-size="10.5pt" fo:language="zxx" fo:country="none" style:text-underline-style="solid" style:text-underline-width="auto" style:text-underline-color="font-color" style:font-size-asian="10.5pt" style:language-asian="zxx" style:country-asian="none" style:font-size-complex="10.5pt" style:language-complex="zxx" style:country-complex="none"/>
    </style:style>
    <style:style style:name="T20" style:family="text">
      <style:text-properties fo:color="#000080" fo:language="zxx" fo:country="none" style:text-underline-style="solid" style:text-underline-width="auto" style:text-underline-color="font-color" officeooo:rsid="0021db20" style:font-size-asian="10.5pt" style:language-asian="zxx" style:country-asian="none" style:font-size-complex="10.5pt" style:language-complex="zxx" style:country-complex="none"/>
    </style:style>
    <style:style style:name="T21" style:family="text">
      <style:text-properties officeooo:rsid="001c6efe"/>
    </style:style>
    <style:style style:name="T22" style:family="text">
      <style:text-properties officeooo:rsid="001e3b8c"/>
    </style:style>
    <style:style style:name="T23" style:family="text">
      <style:text-properties officeooo:rsid="002027d3"/>
    </style:style>
    <style:style style:name="T24" style:family="text">
      <style:text-properties officeooo:rsid="0021db20"/>
    </style:style>
    <style:style style:name="T25" style:family="text">
      <style:text-properties officeooo:rsid="0021db20" style:font-size-asian="10.5pt" style:font-size-complex="10.5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Rui Cheng</text:p>
      <text:p text:style-name="P14"><text:span text:style-name="T2">Phone</text:span>: (+61) 421 347 129 <text:s/></text:p>
      <text:p text:style-name="P14"><text:span text:style-name="T2">Email</text:span>: <text:a xlink:type="simple" xlink:href="mailto:ktei2008@gmail.com" text:style-name="Internet_20_link" text:visited-style-name="Visited_20_Internet_20_Link">ktei2008@gmail.com</text:a></text:p>
      <text:p text:style-name="P14"><text:span text:style-name="T2">Address</text:span>: 6/8 Cottonwood Crescent Macquarie Park, Sydney 2113</text:p>
      <text:p text:style-name="P14"/>
      <text:p text:style-name="P17">Objective</text:p>
      <text:p text:style-name="P18">I love programming which always gives me fun and a sense of accomplishment. I enjoy the moment when my work is appreciated by end users because that shows my value of my professional skills. Most importantly, I think my background perfectly fits what your job requirement describes.</text:p>
      <text:p text:style-name="P16"/>
      <text:p text:style-name="P17">Experience</text:p>
      <text:p text:style-name="P10"><text:a xlink:type="simple" xlink:href="http://www.ryarc.com/" text:style-name="Internet_20_link" text:visited-style-name="Visited_20_Internet_20_Link"><text:span text:style-name="Strong_20_Emphasis">Ryarc Technology Limited</text:span></text:a><text:span text:style-name="Strong_20_Emphasis"><text:span text:style-name="T3"> </text:span></text:span><text:span text:style-name="Emphasis"><text:span text:style-name="T4">Aug 2010 – Present (Full-time)</text:span></text:span></text:p>
      <text:p text:style-name="P11"><text:span text:style-name="Emphasis"><text:span text:style-name="T5">Ryarc is a company which develops digital signage software. Our main product is CampaignManager (CM), which is a very competent in digital signage market. In fact, Intel has been very interested in it and has bought our codebase license to develop their market. Most of the time, our development is based on .NET platform. </text:span></text:span><text:span text:style-name="Emphasis"><text:span text:style-name="T6">My main contribution to the product includes:</text:span></text:span></text:p>
      <text:list xml:id="list3593955951401010814" text:style-name="L1">
        <text:list-item>
          <text:p text:style-name="P21">Several key modules for CM client side <text:span text:style-name="T21">with </text:span>main technologies include <text:span text:style-name="T2">WPF</text:span>, <text:span text:style-name="T2">WCF</text:span>, <text:span text:style-name="T2">Windows Service, Entity Framework, ADO.NET</text:span></text:p>
        </text:list-item>
        <text:list-item>
          <text:p text:style-name="P20">CM-related web applications such as <text:a xlink:type="simple" xlink:href="http://www.ryarc.net/ryarcmobile" text:style-name="Internet_20_link" text:visited-style-name="Visited_20_Internet_20_Link">RyarcMobile</text:a><text:span text:style-name="T13"> </text:span>and <text:a xlink:type="simple" xlink:href="http://www.ryarc.net/deus" text:style-name="Internet_20_link" text:visited-style-name="Visited_20_Internet_20_Link">DEUS</text:a> (main technologies include <text:span text:style-name="T2">ASP.NET MVC</text:span>, <text:span text:style-name="T2">HTML</text:span>, <text:span text:style-name="T2">CSS</text:span>, <text:span text:style-name="T2">jQuery, KnockoutJS, CoffeeScript</text:span>)</text:p>
        </text:list-item>
        <text:list-item>
          <text:p text:style-name="P20">Daily bug fixing</text:p>
        </text:list-item>
        <text:list-item>
          <text:p text:style-name="P20">Build process design, scripting (main technologies include XML, InstallAware, MSBuild)</text:p>
        </text:list-item>
      </text:list>
      <text:p text:style-name="P19"/>
      <text:p text:style-name="P25"><text:span text:style-name="T21">RESTful </text:span><text:span text:style-name="T22">Web</text:span><text:span text:style-name="T21"> API Experience</text:span></text:p>
      <text:list xml:id="list31323801" text:continue-numbering="true" text:style-name="L1">
        <text:list-item>
          <text:p text:style-name="P22"><text:span text:style-name="T21">I have designed and implemented a set of web API for one of our PHP product. </text:span><text:span text:style-name="T24">W</text:span><text:span text:style-name="T21">e have a PHP website that is for our clients to maintain their real estate advertisers' campaigns and this website actually uses our CM Service as its data center. </text:span><text:span text:style-name="T24">CM Service is based on WebForm structure, so I had to manually introduce ASP.NET MVC DLLs to CM Service solution for using WebApiController to implement these API.</text:span></text:p>
        </text:list-item>
        <text:list-item>
          <text:p text:style-name="P22"><text:span text:style-name="T21">I have designed and implemented a set of web API for our RyarcMobile website, </text:span><text:span text:style-name="T24">based on ASP.NET MVC.</text:span><text:span text:style-name="T21"> This website is built to let our customers use their mobile log in and control their player campaign playing. To achieve this, we use KnockoutJS to build front-end interface and use AJAX to call the web API exposed by our CM Service for data transmission.</text:span></text:p>
        </text:list-item>
        <text:list-item>
          <text:p text:style-name="P23"><text:span text:style-name="T23">I have designed and implemented a set of web API for our RyarcDEUS website, </text:span><text:span text:style-name="T24">based on ASP.NET MVC.</text:span><text:span text:style-name="T23"> Similar as RyarcMobile, this website interface is built using KnockoutJS and calls web API exposed by CM Service.</text:span></text:p>
        </text:list-item>
        <text:list-item>
          <text:p text:style-name="P24"><text:span text:style-name="T24">I have designed and implemented a set of web API for </text:span><text:a xlink:type="simple" xlink:href="http://www.themakeupsocial.com/"><text:span text:style-name="T20">http://www.themakeupsocial.com</text:span></text:a><text:span text:style-name="T25">, which has iOS app client-side that uses these API. These API are implemented by PHP, based on Laravel framework. Also, for these API, our development team adopted TDD approach, which guarantees that all the API are working fine by running all tests within 2 minutes.</text:span></text:p>
        </text:list-item>
      </text:list>
      <text:p text:style-name="P1"/>
      <text:p text:style-name="P6">More Experience</text:p>
      <text:p text:style-name="P8"><text:span text:style-name="T7">I'm also one of the main developers of </text:span><text:a xlink:type="simple" xlink:href="http://www.themakeupsocial.com/" text:style-name="Internet_20_link" text:visited-style-name="Visited_20_Internet_20_Link"><text:span text:style-name="T19">http://www.themakeupsocial.com</text:span></text:a><text:span text:style-name="T15">, which serves as a social beauty sharing network for women, </text:span><text:span text:style-name="T16">and contains <text:s/>a suite of complex UI interactions done by </text:span><text:span text:style-name="T18">JavaScript</text:span><text:span text:style-name="T16">.</text:span><text:span text:style-name="T8"> We build this website using </text:span><text:span text:style-name="T7">PHP</text:span><text:span text:style-name="T8"> (laravel, an excellent MVC framework) + </text:span><text:span text:style-name="T7">MySQL</text:span><text:span text:style-name="T8"> for back-end and </text:span><text:span text:style-name="T10">Bootstrap 3 </text:span><text:span text:style-name="T8">+ </text:span><text:span text:style-name="T10">jQuery</text:span><text:span text:style-name="T8"> + </text:span><text:span text:style-name="T10">KnockoutJS</text:span><text:span text:style-name="T8"> for front-end. We use </text:span><text:span text:style-name="T10">TDD</text:span><text:span text:style-name="T8"> approach to build this website and currently it's being </text:span><text:soft-page-break/><text:span text:style-name="T8">maintained by 750+ tests, the running time of which is less than 2 minutes.</text:span></text:p>
      <text:p text:style-name="P4"/>
      <text:p text:style-name="P8"><text:span text:style-name="T8">Besides, I'm also a main developer who built </text:span><text:a xlink:type="simple" xlink:href="http://tracksift.com/" text:style-name="Internet_20_link" text:visited-style-name="Visited_20_Internet_20_Link"><text:span text:style-name="T17">http://tracksift.com</text:span></text:a><text:span text:style-name="T8"> (I'm not the owner of this site). This website is written in </text:span><text:span text:style-name="T7">PHP</text:span><text:span text:style-name="T8"> (laravel framework) and </text:span><text:span text:style-name="T10">KnockoutJS</text:span><text:span text:style-name="T8">. It allows users (mostly DJs) to upload their song tracks using Soundcloud API and discuss about their songs.</text:span></text:p>
      <text:p text:style-name="P4"/>
      <text:p text:style-name="P9"><text:span text:style-name="T9">Additionally, one of my strengths is that </text:span><text:span text:style-name="T11">I have experience in both back-end and front-end</text:span><text:span text:style-name="T9">. Such experience makes me fully understand how to well integrate UI and remote service, thus bringing more efficiency while working with other team members.</text:span></text:p>
      <text:p text:style-name="P5"/>
      <text:p text:style-name="P5">My Online CV</text:p>
      <text:p text:style-name="P8"><text:span text:style-name="T7">I built my online CV here: </text:span><text:a xlink:type="simple" xlink:href="http://morethannerds.herokuapp.com/#/cv" text:style-name="Internet_20_link" text:visited-style-name="Visited_20_Internet_20_Link"><text:span text:style-name="T19">http://morethannerds.herokuapp.com/#/cv</text:span></text:a><text:span text:style-name="T12"> </text:span><text:span text:style-name="T7">Please feel free to visit it. Note that this is a free cloud server so it might be slow when you open it the first time. I built this site with Ruby on Rails + AngularJS. GitHub repository link: </text:span><text:a xlink:type="simple" xlink:href="https://github.com/ktei/MoreThanNerds" text:style-name="Internet_20_link" text:visited-style-name="Visited_20_Internet_20_Link"><text:span text:style-name="T19">https://github.com/ktei/MoreThanNerds</text:span></text:a><text:span text:style-name="T7"> </text:span></text:p>
      <text:p text:style-name="P7"/>
      <text:p text:style-name="P12">Education</text:p>
      <text:p text:style-name="P2"><text:span text:style-name="T1">University of New South Wales</text:span> <text:span text:style-name="T14">(2008 – 2010)</text:span></text:p>
      <text:p text:style-name="P3">Degree: Master of Information Technology</text:p>
      <text:p text:style-name="P3">Academic Performance: Distinction</text:p>
      <text:p text:style-name="P3"/>
      <text:p text:style-name="P12">Skills</text:p>
      <text:p text:style-name="P2">Strongly typed languages: <text:span text:style-name="T1">C#, Java </text:span><text:span text:style-name="T1">(Strong knowledge of OO programming)</text:span></text:p>
      <text:p text:style-name="P2">Weakly typed languages: <text:span text:style-name="T1">JavaScript, PHP</text:span></text:p>
      <text:p text:style-name="P3">Mobile development: <text:span text:style-name="T2">Android</text:span></text:p>
      <text:p text:style-name="P2">Desktop development: <text:span text:style-name="T1">WPF</text:span></text:p>
      <text:p text:style-name="P2">Web back-end development: <text:span text:style-name="T1">ASP.NET MVC, PHP (Laravel)</text:span></text:p>
      <text:p text:style-name="P2">Web front-end development: <text:span text:style-name="T1">HTML, jQuery, KnockoutJS, CSS, LESS</text:span></text:p>
      <text:p text:style-name="P2">Database: <text:span text:style-name="T1">MS SQL Server, MySQL, SQLite</text:span></text:p>
      <text:p text:style-name="P3">Unit Testing: <text:span text:style-name="T2">PHP Testing Framework, PHP Mockery </text:span><text:span text:style-name="T2">(I can pick up any other unit testing framework very quickly)</text:span></text:p>
      <text:p text:style-name="P2">Version control: <text:span text:style-name="T1">TFS, Git</text:span></text:p>
      <text:p text:style-name="P2"/>
      <text:p text:style-name="P12">References</text:p>
      <text:p text:style-name="P2">References available upon request</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i Cheng</meta:initial-creator>
    <meta:creation-date>2013-10-29T18:46:09.37</meta:creation-date>
    <dc:date>2014-06-12T11:17:40.58</dc:date>
    <meta:editing-duration>PT2H23M16S</meta:editing-duration>
    <meta:editing-cycles>75</meta:editing-cycles>
    <meta:generator>LibreOffice/4.0.0.3$Windows_x86 LibreOffice_project/7545bee9c2a0782548772a21bc84a9dcc583b89</meta:generator>
    <meta:document-statistic meta:table-count="0" meta:image-count="0" meta:object-count="0" meta:page-count="2" meta:paragraph-count="40" meta:word-count="724" meta:character-count="4521" meta:non-whitespace-character-count="3839"/>
  </office:meta>
</office:document-meta>
</file>